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cm" svg:stroke-color="#2c3e50" draw:marker-start-width="0.655cm" draw:marker-end-width="0.655cm" draw:fill="none" draw:textarea-horizontal-align="justify" draw:textarea-vertical-align="middle" draw:auto-grow-height="false" fo:min-height="0.978cm" fo:min-width="2.112cm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4.9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2.4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3.109cm"/>
    </style:style>
    <style:style style:name="gr6" style:family="graphic" style:parent-style-name="standard">
      <style:graphic-properties svg:stroke-width="0.07cm" svg:stroke-color="#2c3e50" draw:marker-start-width="0.415cm" draw:marker-end-width="0.415cm" draw:fill="none" draw:textarea-vertical-align="middle" draw:auto-grow-height="false" fo:min-height="2.304cm" fo:min-width="0cm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 style:list-style-name="L2">
      <style:graphic-properties fo:min-height="13.75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language="en" fo:country="GB"/>
    </style:style>
    <style:style style:name="P2" style:family="paragraph">
      <style:text-properties fo:color="#333333" style:text-outline="false" style:font-name="Cooper Std Black" fo:font-size="32pt" fo:language="en" fo:country="GB" style:font-name-asian="CMBX12" style:font-size-asian="32pt" style:font-name-complex="CMBX12" style:font-size-complex="32pt"/>
    </style:style>
    <style:style style:name="P3" style:family="paragraph">
      <style:paragraph-properties fo:text-align="end"/>
      <style:text-properties fo:language="en" fo:country="GB"/>
    </style:style>
    <style:style style:name="P4" style:family="paragraph">
      <loext:graphic-properties draw:fill-color="#ffffff"/>
      <style:paragraph-properties fo:text-align="end"/>
      <style:text-properties fo:language="en" fo:country="GB"/>
    </style:style>
    <style:style style:name="P5" style:family="paragraph">
      <loext:graphic-properties draw:fill-color="#ffffff"/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color="#2c3e50"/>
    </style:style>
    <style:style style:name="P10" style:family="paragraph">
      <loext:graphic-properties draw:fill="none" draw:fill-color="#ffffff"/>
      <style:text-properties fo:color="#2c3e50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  <style:text-properties fo:language="en" fo:country="GB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" fo:font-size="32pt" fo:font-style="normal" fo:text-shadow="none" style:text-underline-style="none" fo:font-weight="900" style:letter-kerning="true" style:font-name-asian="CMBX12" style:font-size-asian="32pt" style:font-style-asian="normal" style:font-weight-asian="900" style:font-name-complex="CMBX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" fo:font-size="32pt" style:font-name-asian="CMBX12" style:font-size-asian="32pt" style:font-name-complex="CMBX12" style:font-size-complex="32pt"/>
    </style:style>
    <style:style style:name="T3" style:family="text">
      <style:text-properties fo:font-size="24pt" style:font-size-asian="22pt" style:font-size-complex="24pt"/>
    </style:style>
    <style:style style:name="T4" style:family="text">
      <style:text-properties fo:color="#2c3e50" fo:font-size="28pt" style:font-size-asian="26pt" style:font-size-complex="28pt"/>
    </style:style>
    <style:style style:name="T5" style:family="text">
      <style:text-properties fo:language="en" fo:country="GB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8pt" fo:language="en" fo:country="GB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12.363cm" svg:x="1cm" svg:y="0.8cm" presentation:class="title" presentation:user-transformed="true">
          <draw:text-box>
            <text:p text:style-name="P1"><text:span text:style-name="T1">Blockchain interoperability</text:span><text:span text:style-name="T1"><text:line-break/></text:span><text:span text:style-name="T1">———</text:span><text:span text:style-name="T2"><text:line-break/></text:span><text:span text:style-name="T2">Cross-chain oracles</text:span><text:span text:style-name="T2"><text:line-break/></text:span><text:span text:style-name="T2">with</text:span><text:span text:style-name="T2"><text:line-break/></text:span><text:span text:style-name="T2">Decentralized Computing</text:span></text:p>
          </draw:text-box>
        </draw:frame>
        <draw:frame presentation:style-name="pr2" draw:text-style-name="P4" draw:layer="layout" svg:width="26cm" svg:height="5.5cm" svg:x="1cm" svg:y="14.5cm" presentation:class="subtitle" presentation:user-transformed="true">
          <draw:text-box>
            <text:p text:style-name="P3">Matthieu BETTIN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Summary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Context &amp; Motivation</text:p>
              </text:list-item>
              <text:list-item>
                <text:p text:style-name="P1">State of the Art</text:p>
              </text:list-item>
              <text:list-item>
                <text:p text:style-name="P1">Proposed solutions</text:p>
              </text:list-item>
              <text:list-item>
                <text:p text:style-name="P1">Results</text:p>
              </text:list-item>
              <text:list-item>
                <text:p text:style-name="P1">Evaluation</text:p>
              </text:list-item>
              <text:list-item>
                <text:p text:style-name="P1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Context &amp; Motiva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Oracles</text:p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Blockchain trilemma: </text:p>
                <text:p text:style-name="P1"/>
                <text:p text:style-name="P1"/>
              </text:list-item>
            </text:list>
          </draw:text-box>
        </draw:frame>
        <draw:g>
          <draw:custom-shape draw:style-name="gr2" draw:text-style-name="P7" draw:layer="layout" svg:width="5.624cm" svg:height="4.282cm" svg:x="17.176cm" svg:y="13.9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8" draw:layer="layout" svg:width="6.272cm" svg:height="1.318cm" svg:x="16.8cm" svg:y="12.582cm">
            <draw:text-box>
              <text:p><text:span text:style-name="T3">Decentralization</text:span></text:p>
            </draw:text-box>
          </draw:frame>
          <draw:frame draw:style-name="gr4" draw:text-style-name="P8" draw:layer="layout" svg:width="3.402cm" svg:height="1.318cm" svg:x="21.398cm" svg:y="18.182cm">
            <draw:text-box>
              <text:p><text:span text:style-name="T3">Security</text:span></text:p>
            </draw:text-box>
          </draw:frame>
          <draw:frame draw:style-name="gr5" draw:text-style-name="P8" draw:layer="layout" svg:width="4.185cm" svg:height="1.318cm" svg:x="14.776cm" svg:y="18.182cm">
            <draw:text-box>
              <text:p><text:span text:style-name="T3">Scalability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Context &amp; Motivat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Oracle generic use-cases</text:p>
                <text:list>
                  <text:list-item>
                    <text:p text:style-name="P1">Data queries (request-handling)</text:p>
                  </text:list-item>
                  <text:list-item>
                    <text:p text:style-name="P1">Triggers (event-handling)</text:p>
                  </text:list-item>
                  <text:list-item>
                    <text:p text:style-name="P1">Cross-chain calls<text:tab/><text:tab/><text:tab/><text:tab/><text:tab/><text:tab/>→ Cross-chain smart <text:tab/><text:tab/><text:tab/><text:tab/><text:tab/><text:tab/><text:tab/><text:tab/><text:tab/><text:tab/><text:tab/><text:tab/><text:tab/><text:tab/>contracts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0.6cm" svg:height="2.8cm" svg:x="16.4cm" svg:y="7.6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0" draw:layer="layout" svg:width="9.295cm" svg:height="1.491cm" svg:x="16.8cm" svg:y="8.2cm">
          <draw:text-box>
            <text:p text:style-name="P9"><text:span text:style-name="T4">→ </text:span><text:span text:style-name="T4">Cross-chain orac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Context &amp; Motivation</text:p>
          </draw:text-box>
        </draw:frame>
        <draw:frame presentation:style-name="pr7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1">Variety of use-cases and non-functional requirements by end-users</text:p>
                <text:list>
                  <text:list-item>
                    <text:p text:style-name="P1">For blockchain systems</text:p>
                  </text:list-item>
                  <text:list-item>
                    <text:p text:style-name="P1">For oracle systems</text:p>
                  </text:list-item>
                </text:list>
                <text:p text:style-name="P1">→ Use of generic decentralized computing infractures for flex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State of the Ar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Datafeeds</text:p>
                <text:p text:style-name="P1"/>
                <text:p text:style-name="P1"/>
                <text:p text:style-name="P1">+</text:p>
                <text:p text:style-name="P1">–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State of the Art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Cross-chain bridges</text:p>
                <text:p text:style-name="P1"/>
                <text:p text:style-name="P1"/>
                <text:p text:style-name="P1">+</text:p>
                <text:p text:style-name="P1">–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State of the Art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Decentralized computing infrastructures</text:p>
                <text:p text:style-name="P1"/>
                <text:p text:style-name="P1"/>
                <text:p text:style-name="P1">+</text:p>
                <text:p text:style-name="P1">–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Research questio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Secure data transfers using DCIs</text:p>
                <text:list>
                  <text:list-item>
                    <text:p text:style-name="P1"><text:span text:style-name="T5">data integrity, on/off-chain verifiability</text:span></text:p>
                  </text:list-item>
                </text:list>
              </text:list-item>
              <text:list-item>
                <text:p text:style-name="P1">Flexibility of oracle system properties</text:p>
                <text:list>
                  <text:list-item>
                    <text:p text:style-name="P1"><text:span text:style-name="T6">data acceptance, scalability</text:span><text:span text:style-name="T5">, decentralization</text:span></text:p>
                  </text:list-item>
                </text:list>
              </text:list-item>
              <text:list-item>
                <text:p text:style-name="P1">Cost reduction strateg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Proposed solutio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Proxy tasks</text:p>
              </text:list-item>
              <text:list-item>
                <text:p text:style-name="P1">Work p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posal 1: Proxy task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Proposal 2: Work passe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Evaluation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Conclusion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Future work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12.363cm" svg:x="1cm" svg:y="0.8cm" presentation:class="title" presentation:user-transformed="true">
          <draw:text-box>
            <text:p text:style-name="P1"><text:span text:style-name="T1">Blockchain interoperability</text:span><text:span text:style-name="T1"><text:line-break/></text:span><text:span text:style-name="T1">———</text:span><text:span text:style-name="T2"><text:line-break/></text:span><text:span text:style-name="T2">Cross-chain oracles</text:span><text:span text:style-name="T2"><text:line-break/></text:span><text:span text:style-name="T2">with</text:span><text:span text:style-name="T2"><text:line-break/></text:span><text:span text:style-name="T2">Decentralized Computing</text:span></text:p>
          </draw:text-box>
        </draw:frame>
        <draw:frame presentation:style-name="pr2" draw:text-style-name="P4" draw:layer="layout" svg:width="26cm" svg:height="5.5cm" svg:x="1cm" svg:y="14.5cm" presentation:class="subtitle" presentation:user-transformed="true">
          <draw:text-box>
            <text:p text:style-name="P3">Matthieu BETTINGE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4H46M49S</meta:editing-duration>
    <meta:editing-cycles>59</meta:editing-cycles>
    <meta:generator>LibreOffice/6.1.3.2$Windows_X86_64 LibreOffice_project/86daf60bf00efa86ad547e59e09d6bb77c699acb</meta:generator>
    <dc:title>Midnightblue</dc:title>
    <dc:date>2021-12-04T22:40:25.616000000</dc:date>
    <meta:document-statistic meta:object-count="151"/>
  </office:meta>
</office:document-meta>
</file>